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number:number-style style:name="C0" number:language="en" number:country="US">
      <number:number number:min-integer-digits="1"/>
    </number:number-style>
    <style:style style:name="ctrl1" style:family="paragraph" style:data-style-name="C0"/>
  </office:automatic-styles>
  <office:body>
    <office:text>
      <office:forms form:automatic-focus="false" form:apply-design-mode="false">
        <form:form form:name="MainForm" form:command="purchase_order_report" form:apply-filter="true" form:command-type="query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PO_id_out" form:control-implementation="ooo:FormattedField" form:label="PO_id_out" form:text-style-name="ctrl1">
              <form:formatted-text xml:id="control2" form:id="control2" form:data-field="PO_id_out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6"/>
                  <form:property form:property-name="Width" office:value-type="float" office:value="0"/>
                </form:properties>
              </form:formatted-text>
            </form:column>
            <form:column form:name="purchase_date" form:control-implementation="ooo:TextField" form:label="purchase_date">
              <form:text xml:id="control3" form:id="control3" form:data-field="purchase_dat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supplier_id" form:control-implementation="ooo:FormattedField" form:label="supplier_id" form:text-style-name="ctrl1">
              <form:formatted-text xml:id="control4" form:id="control4" form:data-field="supplier_i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"/>
                  <form:property form:property-name="Width" office:value-type="float" office:value="0"/>
                </form:properties>
              </form:formatted-text>
            </form:column>
            <form:column form:name="part_id" form:control-implementation="ooo:FormattedField" form:label="part_id" form:text-style-name="ctrl1">
              <form:formatted-text xml:id="control5" form:id="control5" form:data-field="part_i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7"/>
                  <form:property form:property-name="Width" office:value-type="float" office:value="0"/>
                </form:properties>
              </form:formatted-text>
            </form:column>
            <form:column form:name="quantity" form:control-implementation="ooo:FormattedField" form:label="quantity" form:text-style-name="ctrl1">
              <form:formatted-text xml:id="control6" form:id="control6" form:data-field="quantity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6"/>
                  <form:property form:property-name="Width" office:value-type="float" office:value="0"/>
                </form:properties>
              </form:formatted-text>
            </form:column>
            <form:column form:name="purchase_total" form:control-implementation="ooo:FormattedField" form:label="purchase_total" form:text-style-name="ctrl1">
              <form:formatted-text xml:id="control7" form:id="control7" form:data-field="purchase_total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960"/>
                  <form:property form:property-name="Width" office:value-type="float" office:value="0"/>
                </form:properties>
              </form:formatted-text>
            </form:column>
            <form:column form:name="est_delivery" form:control-implementation="ooo:TextField" form:label="est_delivery">
              <form:text xml:id="control8" form:id="control8" form:data-field="est_delivery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013in" svg:height="4.7378in" svg:x="0.3937in" svg:y="0.3937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draw:fill="solid" draw:fill-color="#ffcc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